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96cm" fo:margin-left="0cm" table:align="left"/>
    </style:style>
    <style:style style:name="Table1.A" style:family="table-column">
      <style:table-column-properties style:column-width="11.411cm"/>
    </style:style>
    <style:style style:name="Table1.B" style:family="table-column">
      <style:table-column-properties style:column-width="6.0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11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f7bec" officeooo:paragraph-rsid="001f7b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215bb5" officeooo:paragraph-rsid="001e0340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236493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f7bec" officeooo:paragraph-rsid="001f7bec" style:font-size-asian="13pt" style:font-size-complex="13pt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36493" officeooo:paragraph-rsid="001e0340" style:font-size-asian="13pt" style:font-size-complex="13pt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367a3" officeooo:paragraph-rsid="001e0340" style:font-size-asian="13pt" style:font-size-complex="13pt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36493" officeooo:paragraph-rsid="00236493" style:font-size-asian="13pt" style:font-size-complex="13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italic" officeooo:rsid="00236493" officeooo:paragraph-rsid="00236493" style:font-size-asian="13pt" style:font-style-asian="italic" style:font-size-complex="13pt" style:font-style-complex="italic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36493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44027" officeooo:paragraph-rsid="00244027" style:font-size-asian="13pt" style:font-size-complex="13pt"/>
    </style:style>
    <style:style style:name="T1" style:family="text">
      <style:text-properties officeooo:rsid="001f7b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c2e2" style:font-weight-asian="bold" style:font-weight-complex="bold"/>
    </style:style>
    <style:style style:name="T5" style:family="text">
      <style:text-properties officeooo:rsid="00236493"/>
    </style:style>
    <style:style style:name="T6" style:family="text">
      <style:text-properties fo:font-size="13pt" officeooo:rsid="001e0340" style:font-size-asian="13pt" style:font-size-complex="13pt"/>
    </style:style>
    <style:style style:name="T7" style:family="text">
      <style:text-properties fo:font-size="13pt" officeooo:rsid="00236493" style:font-size-asian="13pt" style:font-size-complex="13pt"/>
    </style:style>
    <style:style style:name="T8" style:family="text">
      <style:text-properties fo:font-size="13pt" officeooo:rsid="002367a3" style:font-size-asian="13pt" style:font-size-complex="13pt"/>
    </style:style>
    <style:style style:name="T9" style:family="text">
      <style:text-properties fo:font-size="13pt" fo:font-style="italic" officeooo:rsid="00236493" style:font-size-asian="13pt" style:font-style-asian="italic" style:font-size-complex="13pt" style:font-style-complex="italic"/>
    </style:style>
    <style:style style:name="T10" style:family="text">
      <style:text-properties officeooo:rsid="002367a3"/>
    </style:style>
    <style:style style:name="T11" style:family="text">
      <style:text-properties officeooo:rsid="00236e20"/>
    </style:style>
    <style:style style:name="T12" style:family="text">
      <style:text-properties officeooo:rsid="0024402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4027" style:font-weight-asian="normal" style:font-weight-complex="normal"/>
    </style:style>
    <style:style style:name="T15" style:family="text">
      <style:text-properties fo:font-weight="normal" officeooo:rsid="0022c2e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1 </text:p>
      <text:p text:style-name="P1">(ITERACIÓN <text:span text:style-name="T5">4</text:span>)</text:p>
      <text:p text:style-name="P2">Fecha: <text:span text:style-name="T14">6 junio 2022</text:span></text:p>
      <text:p text:style-name="P5"><text:span text:style-name="T3">Duración: </text:span><text:span text:style-name="T15">2</text:span> horas.</text:p>
      <text:p text:style-name="P7"/>
      <text:p text:style-name="P2">ASISTENTES :</text:p>
      <text:p text:style-name="P5"><text:tab/>- Cristina Rodríguez de los Ríos Medina</text:p>
      <text:p text:style-name="P5"><text:tab/>- Sofía García Heras</text:p>
      <text:p text:style-name="P5"/>
      <text:p text:style-name="P2">ORDEN DEL DÍA</text:p>
      <text:p text:style-name="P11"><text:span text:style-name="T6"><text:tab/></text:span><text:span text:style-name="T7">Al igual que las anteriores: hacer cronograma, organizar el trabajo y repartir las diferentes tareas de este de manera óptima. 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4781358699888">
          <table:table-cell table:style-name="Table1.A1" office:value-type="string">
            <text:p text:style-name="P12">TEMAS TRATADOS Y ACUERDOS</text:p>
          </table:table-cell>
          <table:table-cell table:style-name="Table1.B1" office:value-type="string">
            <text:p text:style-name="P12">RESPONSABLES Y FECHA</text:p>
          </table:table-cell>
        </table:table-row>
        <table:table-row table:style-name="Table1.2">
          <table:table-cell table:style-name="Table1.A2" office:value-type="string">
            <text:p text:style-name="P14">DUDA con space_light: </text:p>
            <text:p text:style-name="P14"><text:s text:c="4"/><text:span text:style-name="T11">~ <text:s/>La visibilidad de los objetos y sus descripciones cuando el espacio tenía o no luz. </text:span></text:p>
          </table:table-cell>
          <table:table-cell table:style-name="Table1.B2" office:value-type="string">
            <text:p text:style-name="P16">Sofía; 7<text:span text:style-name="T13"> junio 2022</text:span></text:p>
          </table:table-cell>
        </table:table-row>
        <table:table-row table:style-name="Table1.3">
          <table:table-cell table:style-name="Table1.A2" office:value-type="string">
            <text:p text:style-name="P14">ACUERDO: tener el módulo OBJECT actualizado (propiedades: movable, dependency...)</text:p>
          </table:table-cell>
          <table:table-cell table:style-name="Table1.B2" office:value-type="string">
            <text:p text:style-name="P16">Sofía; 10 <text:span text:style-name="T13">junio 2022</text:span></text:p>
          </table:table-cell>
        </table:table-row>
        <table:table-row table:style-name="Table1.3">
          <table:table-cell table:style-name="Table1.A2" office:value-type="string">
            <text:p text:style-name="P13">DUDA: comando *<text:span text:style-name="T2"> open with ”key”*</text:span></text:p>
            <text:p text:style-name="P15"><text:span text:style-name="T7"><text:s text:c="3"/>~ De que manera reconocer y guardar ambos argumentos (</text:span><text:span text:style-name="T9">with</text:span><text:span text:style-name="T7"> y </text:span><text:span text:style-name="T9">key</text:span><text:span text:style-name="T7">) por separado</text:span></text:p>
          </table:table-cell>
          <table:table-cell table:style-name="Table1.B2" office:value-type="string">
            <text:p text:style-name="P16">Cristina; 8 junio 2022</text:p>
          </table:table-cell>
        </table:table-row>
        <table:table-row table:style-name="Table1.3">
          <table:table-cell table:style-name="Table1.A2" office:value-type="string">
            <text:p text:style-name="P13">ACUERDO: pensar manera de gestionar la partida </text:p>
            <text:p text:style-name="P14">game_management: load y save.</text:p>
          </table:table-cell>
          <table:table-cell table:style-name="Table1.B2" office:value-type="string">
            <text:p text:style-name="P16">Cristina; 10 <text:span text:style-name="T13">junio 2022</text:span></text:p>
          </table:table-cell>
        </table:table-row>
      </table:table>
      <text:p text:style-name="P5"/>
      <text:p text:style-name="P5"/>
      <text:p text:style-name="P2">VALORACIÓN DE REUNIÓN. <text:span text:style-name="T1">Aspectos a mejorar.</text:span></text:p>
      <text:p text:style-name="P6"><text:tab/><text:span text:style-name="T5">Seguimos siendo una pareja, trabajando de la misma manera hasta ahora.</text:span></text:p>
      <text:p text:style-name="P11"><text:span text:style-name="T6"><text:s/><text:tab/></text:span><text:span text:style-name="T8">Y como siempre, hemos aclarado las dudas que fueron surgiendo y solucionado los problemas </text:span></text:p>
      <text:p text:style-name="P10"/>
      <text:p text:style-name="P3">TEMAS QUE TRATAR EN LA PRÓXIMA REUNIÓN </text:p>
      <text:p text:style-name="P8"><text:tab/><text:span text:style-name="T10">Actualización del cronograma y del trabajo, hablar sobre los cambios. </text:span></text:p>
      <text:p text:style-name="P8"><text:tab/><text:span text:style-name="T10">Tema </text:span><text:span text:style-name="T12">y la historia </text:span><text:span text:style-name="T10">del juego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22:43:34.454028868</dc:date>
    <meta:editing-duration>PT38M24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185" meta:character-count="1140" meta:non-whitespace-character-count="959"/>
  </office:meta>
</office:document-meta>
</file>